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Tam</meta:initial-creator>
    <meta:creation-date>2015-03-04T11:03:37</meta:creation-date>
    <dc:date>2015-03-04T11:15:15</dc:date>
    <dc:creator>Thanh Tam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3.5$Linux_x86 LibreOffice_project/350m1$Build-2</meta:generator>
  </office:meta>
</office:document-meta>
</file>